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VOLT BY HOSHEA (17:1-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REVOLT BY HOSHEA (17:1-6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bomination by Hoshea (17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nnual tribute to Assyria (17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attempt at freedom (17: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annihilation of Samaria (17:4-6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2 KINGS 17<text:s text:c="1"/></text:span><text:span text:style-name="a463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THE REVOLT BY HOSHEA (17:1-6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THE REASON FOR THE ASSYRIAN CAPTIVITY (17:7-23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E RESETTLING FOLLOWING THE ASSYRIAN CAPTIVITY (17:24-41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RESETTLING FOLLOWING THE ASSYRIAN CAPTIVITY (17:24-41)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The people (17:24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problem (17:25-26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priests (17:27-28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paganism (17:29-41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2 KINGS 17<text:s text:c="1"/></text:span><text:span text:style-name="a502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THE REVOLT BY HOSHEA (17:1-6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THE REASON FOR THE ASSYRIAN CAPTIVITY (17:7-2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THE RESETTLING FOLLOWING THE ASSYRIAN CAPTIVITY (17:24-41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7 </dc:title>
    <meta:initial-creator>David STRICKLAND</meta:initial-creator>
    <dc:creator>David STRICKLAND</dc:creator>
    <meta:creation-date>2020-02-22T17:28:57Z</meta:creation-date>
    <dc:date>2020-02-22T17:28:58Z</dc:date>
    <meta:template xlink:href="BibleStudy" xlink:type="simple"/>
    <meta:editing-cycles>1</meta:editing-cycles>
    <meta:editing-duration>PT0S</meta:editing-duration>
    <meta:document-statistic meta:paragraph-count="20" meta:word-count="139"/>
  </office:meta>
</office:document-meta>
</file>